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paragraph-rsid="0040c571"/>
    </style:style>
    <style:style style:name="P3" style:family="paragraph" style:parent-style-name="Standard">
      <style:text-properties fo:language="pl" fo:country="PL" officeooo:rsid="00a170b9"/>
    </style:style>
    <style:style style:name="P4" style:family="paragraph" style:parent-style-name="Standard">
      <style:text-properties fo:language="pl" fo:country="PL" officeooo:rsid="00a5be92" officeooo:paragraph-rsid="00a5be92"/>
    </style:style>
    <style:style style:name="P5" style:family="paragraph" style:parent-style-name="Standard">
      <style:text-properties fo:language="pl" fo:country="PL" officeooo:rsid="00a77dce" officeooo:paragraph-rsid="00a77dce"/>
    </style:style>
    <style:style style:name="P6" style:family="paragraph" style:parent-style-name="Standard">
      <style:text-properties fo:language="pl" fo:country="PL" officeooo:rsid="00ab473f" officeooo:paragraph-rsid="00ab473f"/>
    </style:style>
    <style:style style:name="T1" style:family="text">
      <style:text-properties officeooo:rsid="003eff0c"/>
    </style:style>
    <style:style style:name="T2" style:family="text">
      <style:text-properties officeooo:rsid="0048de9b"/>
    </style:style>
    <style:style style:name="T3" style:family="text">
      <style:text-properties officeooo:rsid="00499eaf"/>
    </style:style>
    <style:style style:name="T4" style:family="text">
      <style:text-properties officeooo:rsid="00a5be92"/>
    </style:style>
    <style:style style:name="T5" style:family="text">
      <style:text-properties officeooo:rsid="00a77dce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 Date</text:span>: 2025.0<text:span text:style-name="T4">5</text:span>.<text:span text:style-name="T4">15</text:span></text:p>
      <text:p text:style-name="P2"><text:span text:style-name="T1">* Source</text:span>: <text:span text:style-name="T4">AI-3rd_devs</text:span></text:p>
      <text:p text:style-name="P2"><text:span text:style-name="T1">* Category</text:span>: <text:span text:style-name="T4">AI-programowanie</text:span></text:p>
      <text:p text:style-name="P2">* <text:span text:style-name="T3">Shortname</text:span><text:span text:style-name="T2">: </text:span><text:span text:style-name="T4">AI-dews</text:span></text:p>
      <text:p text:style-name="P2"><text:span text:style-name="T1">* Modified</text:span>: <text:date style:data-style-name="N49" text:date-value="2025-05-15T18:39:38.206542623">2025-05-15</text:date>, <text:time style:data-style-name="N61" text:time-value="2025-05-15T18:39:38.206624346">18:20:34</text:time></text:p>
      <text:p text:style-name="P1"/>
      <text:p text:style-name="P1"/>
      <text:p text:style-name="P1"/>
      <text:p text:style-name="P3">Warto budować małe projekty, testować różne podejścia i narzędzia, oraz wrócić do podstaw technologii, z którą pracujemy. To właśnie fundamenty, takie jak obsługa błędów, natywnie dostępne metody i wzorce projektowe, pozwalają na tworzenie logiki zaawansowanych aplikacji Generative AI.</text:p>
      <text:p text:style-name="P4">AI-devs</text:p>
      <text:p text:style-name="P4"/>
      <text:p text:style-name="P4"><text:span text:style-name="T5">D</text:span>roga od prostego demo do produkcyjnej aplikacji jest daleka, a ilość sytuacji brzegowych jest trudna do opanowania.</text:p>
      <text:p text:style-name="P5">AI-devs</text:p>
      <text:p text:style-name="P5"/>
      <text:p text:style-name="P5">LLM generując treść, bierze pod uwagę wszystkie tokeny uwzględnione w konwersacji (ale jego zdolność do utrzymania uwagi jest ograniczona)</text:p>
      <text:p text:style-name="P6">AI-dev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5-15T18:21:12.144097455</dc:date>
    <meta:editing-duration>PT8H44M3S</meta:editing-duration>
    <meta:editing-cycles>140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93" meta:character-count="680" meta:non-whitespace-character-count="598"/>
  </office:meta>
</office:document-meta>
</file>